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236cm" fo:margin-right="0cm" fo:margin-top="0.041cm" fo:margin-bottom="0cm" loext:contextual-spacing="false" fo:text-align="start" style:justify-single-word="false" fo:text-indent="0cm" style:auto-text-indent="false">
        <style:tab-stops>
          <style:tab-stop style:position="10.525cm"/>
        </style:tab-stops>
      </style:paragraph-properties>
    </style:style>
    <style:style style:name="P2" style:family="paragraph" style:parent-style-name="Standard">
      <style:paragraph-properties fo:margin-left="0.236cm" fo:margin-right="0cm" fo:margin-top="0.032cm" fo:margin-bottom="0cm" loext:contextual-spacing="false" fo:text-align="start" style:justify-single-word="false" fo:text-indent="0cm" style:auto-text-indent="false">
        <style:tab-stops>
          <style:tab-stop style:position="13.817cm"/>
        </style:tab-stops>
      </style:paragraph-properties>
    </style:style>
    <style:style style:name="P3" style:family="paragraph" style:parent-style-name="Standard">
      <style:paragraph-properties fo:margin-left="0.236cm" fo:margin-right="0cm" fo:margin-top="0.101cm" fo:margin-bottom="0cm" loext:contextual-spacing="false" fo:line-height="0.36cm" fo:text-align="start" style:justify-single-word="false" fo:text-indent="0cm" style:auto-text-indent="false">
        <style:tab-stops>
          <style:tab-stop style:position="12.053cm"/>
        </style:tab-stops>
      </style:paragraph-properties>
    </style:style>
    <style:style style:name="P4" style:family="paragraph" style:parent-style-name="Standard">
      <style:paragraph-properties fo:margin-left="0.236cm" fo:margin-right="0cm" fo:margin-top="0cm" fo:margin-bottom="0cm" loext:contextual-spacing="false" fo:line-height="0.377cm" fo:text-align="start" style:justify-single-word="false" fo:text-indent="0cm" style:auto-text-indent="false"/>
    </style:style>
    <style:style style:name="P5" style:family="paragraph" style:parent-style-name="Standard">
      <style:paragraph-properties fo:margin-left="0.236cm" fo:margin-right="0cm" fo:margin-top="0.168cm" fo:margin-bottom="0cm" loext:contextual-spacing="false" fo:text-align="start" style:justify-single-word="false" fo:text-indent="0cm" style:auto-text-indent="false" fo:break-before="column"/>
    </style:style>
    <style:style style:name="P6" style:family="paragraph" style:parent-style-name="Standard">
      <style:paragraph-properties fo:margin-left="0.236cm" fo:margin-right="0cm" fo:margin-top="0.166cm" fo:margin-bottom="0cm" loext:contextual-spacing="false" fo:text-align="start" style:justify-single-word="false" fo:text-indent="0cm" style:auto-text-indent="false"/>
    </style:style>
    <style:style style:name="P7" style:family="paragraph" style:parent-style-name="Standard">
      <style:paragraph-properties fo:margin-left="0.236cm" fo:margin-right="0cm" fo:margin-top="0.007cm" fo:margin-bottom="0cm" loext:contextual-spacing="false" fo:text-align="start" style:justify-single-word="false" fo:text-indent="0cm" style:auto-text-indent="false"/>
    </style:style>
    <style:style style:name="P8" style:family="paragraph" style:parent-style-name="Standard">
      <style:paragraph-properties fo:margin-left="0.236cm" fo:margin-right="0cm" fo:margin-top="0.083cm" fo:margin-bottom="0cm" loext:contextual-spacing="false" fo:text-align="start" style:justify-single-word="false" fo:text-indent="0cm" style:auto-text-indent="false">
        <style:tab-stops>
          <style:tab-stop style:position="9.206cm"/>
        </style:tab-stops>
      </style:paragraph-properties>
    </style:style>
    <style:style style:name="P9" style:family="paragraph" style:parent-style-name="Standard">
      <style:paragraph-properties fo:margin-left="0.159cm" fo:margin-right="0cm" fo:margin-top="0.168cm" fo:margin-bottom="0cm" loext:contextual-spacing="false" fo:text-align="start" style:justify-single-word="false" fo:text-indent="0cm" style:auto-text-indent="false" fo:break-before="column">
        <style:tab-stops>
          <style:tab-stop style:position="4.232cm"/>
          <style:tab-stop style:position="7.114cm"/>
        </style:tab-stops>
      </style:paragraph-properties>
    </style:style>
    <style:style style:name="P10" style:family="paragraph" style:parent-style-name="Standard">
      <style:paragraph-properties fo:margin-left="5.659cm" fo:margin-right="0cm" fo:margin-top="0.034cm" fo:margin-bottom="0cm" loext:contextual-spacing="false" fo:text-align="start" style:justify-single-word="false" fo:text-indent="0cm" style:auto-text-indent="false">
        <style:tab-stops>
          <style:tab-stop style:position="11.929cm"/>
        </style:tab-stops>
      </style:paragraph-properties>
    </style:style>
    <style:style style:name="P11" style:family="paragraph" style:parent-style-name="Standard" style:master-page-name="">
      <style:paragraph-properties fo:margin-left="0.019cm" fo:margin-right="0cm" fo:margin-top="0.183cm" fo:margin-bottom="0cm" loext:contextual-spacing="false" fo:text-align="start" style:justify-single-word="false" fo:orphans="2" fo:widows="2" fo:text-indent="0cm" style:auto-text-indent="false" style:page-number="auto" fo:break-before="column" style:writing-mode="lr-tb">
        <style:tab-stops>
          <style:tab-stop style:position="9.828cm"/>
        </style:tab-stops>
      </style:paragraph-properties>
    </style:style>
    <style:style style:name="P12" style:family="paragraph" style:parent-style-name="Text_20_body">
      <style:text-properties fo:font-size="10pt" style:font-size-asian="10pt"/>
    </style:style>
    <style:style style:name="P13" style:family="paragraph" style:parent-style-name="Text_20_body">
      <style:paragraph-properties fo:margin-top="0.011cm" fo:margin-bottom="0cm" loext:contextual-spacing="false"/>
      <style:text-properties fo:font-size="2pt" fo:font-weight="bold" style:font-size-asian="2pt" style:font-weight-asian="bold"/>
    </style:style>
    <style:style style:name="P14" style:family="paragraph" style:parent-style-name="Text_20_body">
      <style:paragraph-properties fo:margin-top="0.011cm" fo:margin-bottom="0cm" loext:contextual-spacing="false"/>
      <style:text-properties fo:font-size="9.5pt" style:font-size-asian="9.5pt"/>
    </style:style>
    <style:style style:name="P15" style:family="paragraph" style:parent-style-name="Text_20_body">
      <style:paragraph-properties fo:margin-left="1.386cm" fo:margin-right="0cm" fo:line-height="0.035cm" fo:text-indent="0cm" style:auto-text-indent="false"/>
      <style:text-properties fo:font-size="1pt" style:font-size-asian="1pt"/>
    </style:style>
    <style:style style:name="P16" style:family="paragraph" style:parent-style-name="Text_20_body">
      <style:paragraph-properties fo:margin-top="0.007cm" fo:margin-bottom="0cm" loext:contextual-spacing="false"/>
      <style:text-properties fo:font-size="9.5pt" fo:font-style="italic" fo:font-weight="bold" style:font-size-asian="9.5pt" style:font-style-asian="italic" style:font-weight-asian="bold"/>
    </style:style>
    <style:style style:name="P17" style:family="paragraph" style:parent-style-name="Text_20_body">
      <style:paragraph-properties fo:margin-left="0.168cm" fo:margin-right="0cm" fo:line-height="0.035cm" fo:text-indent="0cm" style:auto-text-indent="false"/>
      <style:text-properties fo:font-size="1pt" style:font-size-asian="1pt"/>
    </style:style>
    <style:style style:name="P18" style:family="paragraph" style:parent-style-name="Text_20_body">
      <style:paragraph-properties fo:margin-left="0.817cm" fo:margin-right="0.206cm" fo:margin-top="0.048cm" fo:margin-bottom="0cm" loext:contextual-spacing="false" fo:line-height="95%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0.817cm" fo:margin-right="0.228cm" fo:margin-top="0.004cm" fo:margin-bottom="0cm" loext:contextual-spacing="false" fo:line-height="95%" fo:text-align="justify" style:justify-single-word="false" fo:text-indent="0cm" style:auto-text-indent="false"/>
    </style:style>
    <style:style style:name="P20" style:family="paragraph" style:parent-style-name="Text_20_body">
      <style:paragraph-properties fo:margin-left="0.817cm" fo:margin-right="0.228cm" fo:margin-top="0.004cm" fo:margin-bottom="0cm" loext:contextual-spacing="false" fo:line-height="95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21" style:family="paragraph" style:parent-style-name="Text_20_body">
      <style:paragraph-properties fo:margin-left="0.817cm" fo:margin-right="0.228cm" fo:margin-top="0.004cm" fo:margin-bottom="0cm" loext:contextual-spacing="false" fo:line-height="95%" fo:text-align="justify" style:justify-single-word="false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margin-top="0.004cm" fo:margin-bottom="0cm" loext:contextual-spacing="false"/>
      <style:text-properties fo:font-size="8pt" style:font-size-asian="8pt"/>
    </style:style>
    <style:style style:name="P23" style:family="paragraph" style:parent-style-name="Text_20_body">
      <style:paragraph-properties fo:margin-top="0.009cm" fo:margin-bottom="0cm" loext:contextual-spacing="false"/>
      <style:text-properties fo:font-size="9.5pt" style:font-size-asian="9.5pt"/>
    </style:style>
    <style:style style:name="P24" style:family="paragraph" style:parent-style-name="Standard" style:master-page-name="">
      <style:paragraph-properties fo:margin-left="1.319cm" fo:margin-right="-0.016cm" fo:margin-top="0.125cm" fo:margin-bottom="0cm" loext:contextual-spacing="false" fo:line-height="106%" fo:text-align="start" style:justify-single-word="false" fo:orphans="2" fo:widows="2" fo:text-indent="-0.039cm" style:auto-text-indent="false" style:page-number="auto" style:writing-mode="lr-tb"/>
      <style:text-properties fo:font-size="10pt" fo:font-weight="bold" style:font-size-asian="10pt" style:font-weight-asian="bold"/>
    </style:style>
    <style:style style:name="P25" style:family="paragraph" style:parent-style-name="Standard">
      <style:paragraph-properties fo:margin-left="0.663cm" fo:margin-right="0cm" fo:margin-top="0.162cm" fo:margin-bottom="0cm" loext:contextual-spacing="false" fo:text-align="start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P26" style:family="paragraph" style:parent-style-name="Standard">
      <style:paragraph-properties fo:margin-left="0.236cm" fo:margin-right="0cm" fo:margin-top="0.032cm" fo:margin-bottom="0cm" loext:contextual-spacing="false" fo:text-align="start" style:justify-single-word="false" fo:text-indent="0cm" style:auto-text-indent="false">
        <style:tab-stops>
          <style:tab-stop style:position="13.817cm"/>
        </style:tab-stops>
      </style:paragraph-properties>
      <style:text-properties fo:font-size="9pt" fo:font-style="italic" fo:font-weight="bold" style:font-size-asian="9pt" style:font-style-asian="italic" style:font-weight-asian="bold"/>
    </style:style>
    <style:style style:name="P27" style:family="paragraph" style:parent-style-name="Standard">
      <style:paragraph-properties fo:margin-left="0.236cm" fo:margin-right="0cm" fo:margin-top="0.101cm" fo:margin-bottom="0cm" loext:contextual-spacing="false" fo:line-height="0.36cm" fo:text-align="start" style:justify-single-word="false" fo:text-indent="0cm" style:auto-text-indent="false">
        <style:tab-stops>
          <style:tab-stop style:position="14.152cm"/>
        </style:tab-stops>
      </style:paragraph-properties>
      <style:text-properties fo:font-size="9pt" style:font-size-asian="9pt"/>
    </style:style>
    <style:style style:name="P28" style:family="paragraph" style:parent-style-name="Standard">
      <style:paragraph-properties fo:margin-left="0.236cm" fo:margin-right="0cm" fo:margin-top="0cm" fo:margin-bottom="0cm" loext:contextual-spacing="false" fo:line-height="0.377cm" fo:text-align="start" style:justify-single-word="false" fo:text-indent="0cm" style:auto-text-indent="false"/>
      <style:text-properties style:text-position="58% 100%" fo:font-size="9pt" fo:font-style="italic" fo:font-weight="bold" style:font-size-asian="9pt" style:font-style-asian="italic" style:font-weight-asian="bold"/>
    </style:style>
    <style:style style:name="P29" style:family="paragraph" style:parent-style-name="Text_20_body">
      <style:paragraph-properties fo:margin-left="0.817cm" fo:margin-right="0.228cm" fo:margin-top="0.004cm" fo:margin-bottom="0cm" loext:contextual-spacing="false" fo:line-height="95%" fo:text-align="justify" style:justify-single-word="false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Heading_20_1">
      <style:paragraph-properties>
        <style:tab-stops>
          <style:tab-stop style:position="5.713cm"/>
        </style:tab-stops>
      </style:paragraph-properties>
    </style:style>
    <style:style style:name="P31" style:family="paragraph" style:parent-style-name="Heading_20_1">
      <style:paragraph-properties fo:margin-top="0.03cm" fo:margin-bottom="0cm" loext:contextual-spacing="false"/>
      <style:text-properties fo:font-style="italic" style:font-style-asian="italic"/>
    </style:style>
    <style:style style:name="P32" style:family="paragraph" style:parent-style-name="Heading_20_1">
      <style:paragraph-properties fo:margin-top="0.168cm" fo:margin-bottom="0cm" loext:contextual-spacing="false"/>
      <style:text-properties fo:font-style="italic" style:font-style-asian="italic"/>
    </style:style>
    <style:style style:name="P33" style:family="paragraph" style:parent-style-name="Heading_20_1">
      <style:paragraph-properties fo:margin-top="0.041cm" fo:margin-bottom="0cm" loext:contextual-spacing="false"/>
    </style:style>
    <style:style style:name="P34" style:family="paragraph" style:parent-style-name="Heading_20_1">
      <style:paragraph-properties fo:margin-top="0.041cm" fo:margin-bottom="0cm" loext:contextual-spacing="false"/>
      <style:text-properties style:text-position="58% 100%" fo:font-style="italic" style:font-style-asian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etter-spacing="-0.009cm" fo:font-weight="bold" style:font-size-asian="14pt" style:font-weight-asian="bold"/>
    </style:style>
    <style:style style:name="T3" style:family="text">
      <style:text-properties fo:font-size="14pt" fo:letter-spacing="-0.005cm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normal" fo:font-weight="bold" style:font-size-asian="14pt" style:font-style-asian="normal" style:font-weight-asian="bold" style:font-size-complex="14pt" style:font-style-complex="normal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7" style:family="text">
      <style:text-properties style:text-position="58% 100%" fo:font-size="10pt" style:font-size-asian="10pt"/>
    </style:style>
    <style:style style:name="T8" style:family="text">
      <style:text-properties style:text-position="58% 100%" fo:font-size="9pt" fo:font-style="italic" fo:font-weight="bold" style:font-size-asian="9pt" style:font-style-asian="italic" style:font-weight-asian="bold"/>
    </style:style>
    <style:style style:name="T9" style:family="text">
      <style:text-properties style:text-position="58% 100%" fo:font-style="italic" style:font-style-asian="italic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9pt" style:font-size-asian="9pt"/>
    </style:style>
    <style:style style:name="T15" style:family="text">
      <style:text-properties fo:font-size="9pt" fo:font-style="italic" fo:font-weight="bold" style:font-size-asian="9pt" style:font-style-asian="italic" style:font-weight-asian="bold"/>
    </style:style>
    <style:style style:name="T16" style:family="text">
      <style:text-properties fo:font-size="9pt" fo:letter-spacing="-0.004cm" fo:font-style="italic" fo:font-weight="bold" style:font-size-asian="9pt" style:font-style-asian="italic" style:font-weight-asian="bold"/>
    </style:style>
    <style:style style:name="T17" style:family="text">
      <style:text-properties fo:font-size="9pt" fo:letter-spacing="0.035cm" fo:font-style="italic" fo:font-weight="bold" style:font-size-asian="9pt" style:font-style-asian="italic" style:font-weight-asian="bold"/>
    </style:style>
    <style:style style:name="T18" style:family="text">
      <style:text-properties fo:font-size="9pt" fo:letter-spacing="0.011cm" fo:font-style="italic" fo:font-weight="bold" style:font-size-asian="9pt" style:font-style-asian="italic" style:font-weight-asian="bold"/>
    </style:style>
    <style:style style:name="T19" style:family="text">
      <style:text-properties fo:font-size="9pt" fo:letter-spacing="-0.007cm" style:font-size-asian="9pt"/>
    </style:style>
    <style:style style:name="T20" style:family="text">
      <style:text-properties fo:font-size="9pt" fo:letter-spacing="-0.007cm" fo:font-style="italic" fo:font-weight="bold" style:font-size-asian="9pt" style:font-style-asian="italic" style:font-weight-asian="bold"/>
    </style:style>
    <style:style style:name="T21" style:family="text">
      <style:text-properties fo:font-size="9pt" fo:letter-spacing="-0.014cm" fo:font-style="italic" fo:font-weight="bold" style:font-size-asian="9pt" style:font-style-asian="italic" style:font-weight-asian="bold"/>
    </style:style>
    <style:style style:name="T22" style:family="text">
      <style:text-properties fo:font-size="9pt" fo:letter-spacing="-0.023cm" style:font-size-asian="9pt"/>
    </style:style>
    <style:style style:name="T23" style:family="text">
      <style:text-properties fo:font-size="9pt" fo:letter-spacing="-0.005cm" style:font-size-asian="9pt"/>
    </style:style>
    <style:style style:name="T24" style:family="text">
      <style:text-properties fo:font-size="9pt" fo:letter-spacing="-0.005cm" fo:font-style="italic" fo:font-weight="bold" style:font-size-asian="9pt" style:font-style-asian="italic" style:font-weight-asian="bold"/>
    </style:style>
    <style:style style:name="T25" style:family="text">
      <style:text-properties fo:font-size="9pt" fo:letter-spacing="-0.012cm" style:font-size-asian="9pt"/>
    </style:style>
    <style:style style:name="T26" style:family="text">
      <style:text-properties fo:font-size="9pt" fo:letter-spacing="-0.03cm" style:font-size-asian="9pt"/>
    </style:style>
    <style:style style:name="T27" style:family="text">
      <style:text-properties fo:font-size="9pt" fo:letter-spacing="0.002cm" fo:font-style="italic" fo:font-weight="bold" style:font-size-asian="9pt" style:font-style-asian="italic" style:font-weight-asian="bold"/>
    </style:style>
    <style:style style:name="T28" style:family="text">
      <style:text-properties fo:font-size="9pt" fo:letter-spacing="-0.002cm" fo:font-style="italic" fo:font-weight="bold" style:font-size-asian="9pt" style:font-style-asian="italic" style:font-weight-asian="bold"/>
    </style:style>
    <style:style style:name="T29" style:family="text">
      <style:text-properties fo:font-size="9pt" fo:letter-spacing="0.007cm" fo:font-style="italic" fo:font-weight="bold" style:font-size-asian="9pt" style:font-style-asian="italic" style:font-weight-asian="bold"/>
    </style:style>
    <style:style style:name="T30" style:family="text">
      <style:text-properties fo:font-size="9pt" fo:letter-spacing="0.019cm" fo:font-style="italic" fo:font-weight="bold" style:font-size-asian="9pt" style:font-style-asian="italic" style:font-weight-asian="bold"/>
    </style:style>
    <style:style style:name="T31" style:family="text">
      <style:text-properties fo:font-size="9pt" fo:letter-spacing="0.018cm" fo:font-style="italic" fo:font-weight="bold" style:font-size-asian="9pt" style:font-style-asian="italic" style:font-weight-asian="bold"/>
    </style:style>
    <style:style style:name="T32" style:family="text">
      <style:text-properties fo:font-size="9pt" fo:letter-spacing="0.042cm" fo:font-style="italic" fo:font-weight="bold" style:font-size-asian="9pt" style:font-style-asian="italic" style:font-weight-asian="bold"/>
    </style:style>
    <style:style style:name="T33" style:family="text">
      <style:text-properties fo:font-size="9pt" fo:letter-spacing="0.032cm" fo:font-style="italic" fo:font-weight="bold" style:font-size-asian="9pt" style:font-style-asian="italic" style:font-weight-asian="bold"/>
    </style:style>
    <style:style style:name="T34" style:family="text">
      <style:text-properties fo:letter-spacing="0.002cm" fo:font-style="italic" style:font-style-asian="italic"/>
    </style:style>
    <style:style style:name="T35" style:family="text">
      <style:text-properties fo:font-style="normal" fo:font-weight="normal" style:font-style-asian="normal" style:font-weight-asian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letter-spacing="0.016cm" fo:font-style="italic" style:font-style-asian="italic"/>
    </style:style>
    <style:style style:name="T38" style:family="text">
      <style:text-properties style:text-position="0% 100%" fo:font-size="9pt" fo:font-style="italic" fo:font-weight="bold" style:font-size-asian="9pt" style:font-style-asian="italic" style:font-weight-asian="bold"/>
    </style:style>
    <style:style style:name="T39" style:family="text">
      <style:text-properties style:text-line-through-style="solid" style:text-line-through-type="single" fo:font-style="italic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2">
          <style:column style:rel-width="17765*" fo:start-indent="0cm" fo:end-indent="0.764cm"/>
          <style:column style:rel-width="47770*" fo:start-indent="0.76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3">
          <style:column style:rel-width="13415*" fo:start-indent="0cm" fo:end-indent="0.035cm"/>
          <style:column style:rel-width="34257*" fo:start-indent="0.035cm" fo:end-indent="0.051cm"/>
          <style:column style:rel-width="17863*" fo:start-indent="0.051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4">Excmo. Ayuntamiento de Alicante</text:p>
        <text:p text:style-name="P13"/>
        <text:p text:style-name="P15"/>
        <text:p text:style-name="P11"><text:span text:style-name="T2">ADENDA CONTRATO</text:span><text:span text:style-name="T3"> </text:span><text:span text:style-name="T4">FORMALIZADO </text:span><text:span text:style-name="T5">El <text:s/>12/01/2018</text:span><text:span text:style-name="T6"> </text:span><text:span text:style-name="T4"><text:tab/></text:span><text:span text:style-name="T7">Fecha:12/03/2020</text:span></text:p>
        <text:p text:style-name="P25"/>
      </text:section>
      <text:section text:style-name="Sect2" text:name="Sección1">
        <text:p text:style-name="P16"/>
        <text:p text:style-name="P17"/>
        <text:p text:style-name="P1"><text:span text:style-name="T15">Nº</text:span><text:span text:style-name="T16"> </text:span><text:span text:style-name="T15">Registro:</text:span><text:span text:style-name="T17"> </text:span><text:span text:style-name="T14">13/2018<text:tab/></text:span><text:span text:style-name="T15">Fecha formalización:</text:span><text:span text:style-name="T18"> </text:span><text:span text:style-name="T14">12/01/2018</text:span></text:p>
        <text:p text:style-name="P26"/>
        <text:p text:style-name="P2"><text:span text:style-name="T15">Órgano</text:span><text:span text:style-name="T20"> </text:span><text:span text:style-name="T15">gestor:</text:span><text:span text:style-name="T21"> </text:span><text:span text:style-name="T14">MEDIO</text:span><text:span text:style-name="T22"> </text:span><text:span text:style-name="T14">AMBIENTE,</text:span><text:span text:style-name="T23"> </text:span><text:span text:style-name="T14">LIMPIEZA,</text:span><text:span text:style-name="T19"> </text:span><text:span text:style-name="T14">RESIDUOS,</text:span><text:span text:style-name="T23"> </text:span><text:span text:style-name="T14">ZONAS</text:span><text:span text:style-name="T23"> </text:span><text:span text:style-name="T14">VERDES</text:span><text:span text:style-name="T25"> </text:span><text:span text:style-name="T14">Y</text:span><text:span text:style-name="T26"> </text:span><text:span text:style-name="T14">ALUMBR<text:tab/></text:span></text:p>
        <text:p text:style-name="P26"/>
        <text:p text:style-name="P2"><text:span text:style-name="T15">Nº Expediente:</text:span><text:span text:style-name="T27"> </text:span><text:span text:style-name="T14">114/2018</text:span></text:p>
        <text:list xml:id="list1363124492" text:style-name="Outline">
          <text:list-item>
            <text:h text:style-name="P31" text:outline-level="1"/>
          </text:list-item>
          <text:list-item>
            <text:h text:style-name="P31" text:outline-level="1">Objeto del contrato:</text:h>
          </text:list-item>
        </text:list>
        <text:p text:style-name="P18">MEJORA DE LA EFICIENCIA ENERGÉTICA EN EL ALUMBRADO PÚBLICO EN EL ÁMBITO DE LA ESTRATEGIA DE DESARROLLO URBANO SOSTENIBLE INTEGRADO (EDUSI) ÁREA LAS CIGARRERAS, DEL MUNICIPIO DE ALICANTE,<text:span text:style-name="T36"> “</text:span><text:span text:style-name="T13">COFINANCIADO POR LA COMISIÓN EUROPEA CON CARGO AL FEDER, </text:span><text:span text:style-name="T39">DENTRO DEL EJE 13 "ASISTENCIA TÉCNICA"</text:span><text:span text:style-name="T13"> DEL PROGRAMA OPERATIVO DE CRECIMIENTO SOSTENIBLE, PARA LA PROGRAMACIÓN 2014-2020. UNA MANERA DE HACER EUROPA”</text:span></text:p>
        <text:p text:style-name="P21"><text:s/></text:p>
        <text:p text:style-name="P20">POR ACUERDO DE LA JUNTA DE GOBIERNO LOCAL DE FECHA 3-03-2020:</text:p>
        <text:p text:style-name="P20"/>
        <text:p text:style-name="P20">DONDE DICE: <text:s/>“<text:span text:style-name="T11">COFINANCIADO POR LA COMISIÓN EUROPEA CON CARGO AL FEDER, DENTRO DEL EJE 13 "ASISTENCIA TÉCNICA" DEL PROGRAMA OPERATIVO DE CRECIMIENTO SOSTENIBLE, PARA LA PROGRAMACIÓN 2014-2020. UNA MANERA DE HACER EUROPA”</text:span></text:p>
        <text:p text:style-name="P29"/>
        <text:p text:style-name="P19"><text:span text:style-name="T1">DEBE DECIR:</text:span> <text:span text:style-name="T12">“COFINANCIADO POR LA COMISIÓN EUROPEA CON CARGO AL FEDER, DENTRO DEL EJE 12 "EJE URBANO", DEL PROGRAMA OPERATIVO DE CRECIMIENTO SOSTENIBLE, PARA LA PROGRAMACIÓN 2014-2020. UNA MANERA DE HACER EUROPA.”</text:span></text:p>
        <text:p text:style-name="P19"/>
        <text:p text:style-name="P19"/>
        <text:p text:style-name="P3"><text:span text:style-name="T15">Tipo de</text:span><text:span text:style-name="T28"> </text:span><text:span text:style-name="T15">contrato:</text:span><text:span text:style-name="T29"> </text:span><text:span text:style-name="T14">Obras<text:tab/></text:span><text:span text:style-name="T15">Tramitación:</text:span><text:span text:style-name="T18"> </text:span><text:span text:style-name="T14">Ordinaria</text:span></text:p>
        <text:p text:style-name="P27"/>
        <text:p text:style-name="P4"><text:span text:style-name="T15">Presupuesto de licitación:</text:span><text:span text:style-name="T8"> </text:span><text:span text:style-name="T38">743.749,37</text:span></text:p>
        <text:p text:style-name="P28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4"/>
      </text:section>
      <text:section text:style-name="Sect3" text:name="Sección2">
        <text:list xml:id="list100253001499796" text:continue-numbering="true" text:style-name="Outline">
          <text:list-item>
            <text:h text:style-name="P32" text:outline-level="1">Licitación publicidad </text:h>
          </text:list-item>
        </text:list>
        <text:p text:style-name="P9"><text:span text:style-name="T15">Envío</text:span><text:span text:style-name="T16"> </text:span><text:span text:style-name="T15">DOUE:<text:tab/>BOE:<text:tab/>BOP:</text:span><text:span text:style-name="T30"> </text:span><text:span text:style-name="T14">14/09/2017</text:span></text:p>
        <text:p text:style-name="P5"><text:span text:style-name="T15">Perfil contratante:</text:span><text:span text:style-name="T14">06/09/2017</text:span></text:p>
      </text:section>
      <text:section text:style-name="Sect2" text:name="Sección3">
        <text:p text:style-name="P22"/>
        <text:p text:style-name="P6"><text:span text:style-name="T15">Procedimiento de adjudicación: </text:span><text:span text:style-name="T14">Abierto - Utilizando más de un criterio de adjudicación</text:span></text:p>
        <text:list xml:id="list100252554750788" text:continue-numbering="true" text:style-name="Outline">
          <text:list-item>
            <text:h text:style-name="P34" text:outline-level="1"/>
          </text:list-item>
          <text:list-item>
            <text:h text:style-name="P33" text:outline-level="1"><text:span text:style-name="T9">Nº de licitadores: </text:span><text:span text:style-name="T35">21</text:span></text:h>
          </text:list-item>
        </text:list>
        <text:p text:style-name="P7"><text:span text:style-name="T15">Nombre o denominación social del adjudicatario: </text:span><text:span text:style-name="T14">CITELUM IBERICA, SA</text:span></text:p>
        <text:p text:style-name="P10"><text:span text:style-name="T20">C.I.F. </text:span><text:span text:style-name="T15">/ </text:span><text:span text:style-name="T20">N.I.F.</text:span><text:span text:style-name="T18"> </text:span><text:span text:style-name="T15">: </text:span><text:span text:style-name="T31"><text:s/></text:span><text:span text:style-name="T14">A59087361<text:tab/></text:span><text:span text:style-name="T15">Nacionalidad:</text:span><text:span text:style-name="T32"> </text:span><text:span text:style-name="T23">ESPAÑA</text:span></text:p>
        <text:p text:style-name="P8"><text:span text:style-name="T15">Importe adjudicación sin</text:span><text:span text:style-name="T27"> </text:span><text:span text:style-name="T24">I.V.A.: </text:span><text:span text:style-name="T27"><text:s/></text:span><text:span text:style-name="T14">556.696,40<text:tab/></text:span><text:span text:style-name="T15">Importe adjudicación con </text:span><text:span text:style-name="T24">I.V.A.:</text:span><text:span text:style-name="T33"> </text:span><text:span text:style-name="T14">673.602,64</text:span>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23"/>
        <text:list xml:id="list100253165324250" text:continue-numbering="true" text:style-name="Outline">
          <text:list-item>
            <text:h text:style-name="P30" text:outline-level="1"><text:span text:style-name="T10">Plazo de</text:span><text:span text:style-name="T34"> </text:span><text:span text:style-name="T10">ejecución-&gt;<text:tab/>Meses:</text:span><text:span text:style-name="T37"> </text:span><text:span text:style-name="T35">4</text:span></text:h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font-family="Arial" style:font-family-generic="roman" style:font-pitch="variable" fo:language="es" fo:country="ES" style:font-name-asian="Arial2" style:font-family-asian="Arial" style:font-family-generic-asian="system" style:font-pitch-asian="variable" style:language-asian="es" style:country-asian="ES" style:font-name-complex="Arial2" style:font-family-complex="Arial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1" fo:font-family="Arial" style:font-family-generic="roman" style:font-pitch="variable" fo:font-size="9pt" fo:language="es" fo:country="ES" style:font-name-asian="Arial2" style:font-family-asian="Arial" style:font-family-generic-asian="system" style:font-pitch-asian="variable" style:font-size-asian="9pt" style:language-asian="es" style:country-asian="ES" style:font-name-complex="Arial2" style:font-family-complex="Arial" style:font-family-generic-complex="system" style:font-pitch-complex="variable" style:font-size-complex="9pt" style:language-complex="es" style:country-complex="ES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236cm" fo:margin-right="0cm" fo:text-indent="0cm" style:auto-text-indent="false"/>
      <style:text-properties style:font-name="Arial1" fo:font-family="Arial" style:font-family-generic="roman" style:font-pitch="variable" fo:font-size="9pt" fo:language="es" fo:country="ES" fo:font-style="italic" fo:font-weight="bold" style:font-name-asian="Arial2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2" style:font-family-complex="Arial" style:font-family-generic-complex="system" style:font-pitch-complex="variable" style:font-size-complex="9pt" style:language-complex="es" style:country-complex="ES" style:font-weight-complex="bold"/>
    </style:style>
    <style:style style:name="List_20_Paragraph" style:display-name="List Paragraph" style:family="paragraph" style:parent-style-name="Standard" style:default-outline-level="" style:list-style-name="">
      <style:text-properties fo:language="es" fo:country="ES" style:language-asian="es" style:country-asian="ES" style:language-complex="es" style:country-complex="ES"/>
    </style:style>
    <style:style style:name="Table_20_Paragraph" style:display-name="Table Paragraph" style:family="paragraph" style:parent-style-name="Standard" style:default-outline-level="" style:list-style-name="">
      <style:text-properties fo:language="es" fo:country="ES" style:language-asian="es" style:country-asian="ES" style:language-complex="es" style:country-complex="E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ogo</meta:initial-creator>
    <dc:title>adenda</dc:title>
    <meta:creation-date>2020-03-12T09:31:26</meta:creation-date>
    <dc:date>2020-03-12T10:46:47.57</dc:date>
    <meta:editing-duration>PT15M14S</meta:editing-duration>
    <meta:generator>LibreOffice/6.2.8.2$Windows_x86 LibreOffice_project/f82ddfca21ebc1e222a662a32b25c0c9d20169ee</meta:generator>
    <meta:editing-cycles>3</meta:editing-cycles>
    <meta:document-statistic meta:table-count="0" meta:image-count="0" meta:object-count="0" meta:page-count="1" meta:paragraph-count="22" meta:word-count="231" meta:character-count="1651" meta:non-whitespace-character-count="14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